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8.969cm" fo:margin-left="0.162cm" fo:margin-top="0cm" fo:margin-bottom="0cm" table:align="left" style:writing-mode="lr-tb"/>
    </style:style>
    <style:style style:name="Tabella3.A" style:family="table-column">
      <style:table-column-properties style:column-width="8.969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5cm" fo:margin-left="-0.021cm" fo:margin-top="0cm" fo:margin-bottom="0cm" table:align="left" style:writing-mode="lr-tb"/>
    </style:style>
    <style:style style:name="Tabella4.A" style:family="table-column">
      <style:table-column-properties style:column-width="5.544cm"/>
    </style:style>
    <style:style style:name="Tabella4.B" style:family="table-column">
      <style:table-column-properties style:column-width="5.547cm"/>
    </style:style>
    <style:style style:name="Tabella4.C" style:family="table-column">
      <style:table-column-properties style:column-width="6.024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22cm"/>
    </style:style>
    <style:style style:name="Tabella5.B" style:family="table-column">
      <style:table-column-properties style:column-width="15.124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Verdana" fo:font-size="9pt" style:font-size-asian="9pt" style:font-name-complex="Verdana1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 style:font-weight-complex="bold"/>
    </style:style>
    <style:style style:name="P6" style:family="paragraph" style:parent-style-name="Standard">
      <style:text-properties style:font-name="Verdana" fo:font-size="10pt" style:text-underline-style="solid" style:text-underline-width="auto" style:text-underline-color="font-color" style:font-name-asian="Arial Unicode MS" style:font-size-asian="10pt" style:font-name-complex="Verdana1"/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2.251cm" fo:margin-right="0cm" fo:text-indent="-2.251cm" style:auto-text-indent="false"/>
      <style:text-properties style:font-name="Verdana" fo:font-size="9pt" fo:font-weight="bold" style:font-size-asian="9pt" style:font-weight-asian="bold" style:font-name-complex="Verdana1" style:font-weight-complex="bold"/>
    </style:style>
    <style:style style:name="P12" style:family="paragraph" style:parent-style-name="Standard">
      <style:paragraph-properties fo:margin-left="8.001cm" fo:margin-right="0cm" fo:text-indent="0cm" style:auto-text-indent="false"/>
      <style:text-properties style:font-name="Verdana" fo:font-size="10pt" fo:font-weight="bold" style:font-size-asian="10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left="8.001cm" fo:margin-right="0cm" fo:text-indent="0cm" style:auto-text-indent="false"/>
      <style:text-properties style:font-name="Verdana" fo:font-size="9pt" fo:font-weight="bold" style:font-size-asian="9pt" style:font-weight-asian="bold" style:font-name-complex="Arial1"/>
    </style:style>
    <style:style style:name="P14" style:family="paragraph" style:parent-style-name="Heading_20_7" style:list-style-name="WWNum1"/>
    <style:style style:name="P15" style:family="paragraph" style:parent-style-name="Header">
      <style:paragraph-properties fo:text-align="justify" style:justify-single-word="false">
        <style:tab-stops/>
      </style:paragraph-properties>
      <style:text-properties style:font-name="Verdana" fo:font-size="9pt" style:font-size-asian="9pt" style:font-name-complex="Verdana1"/>
    </style:style>
    <style:style style:name="P16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17" style:family="paragraph" style:parent-style-name="Header">
      <style:paragraph-properties fo:text-align="start" style:justify-single-word="false">
        <style:tab-stops/>
      </style:paragraph-properties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Header">
      <style:paragraph-properties>
        <style:tab-stops/>
      </style:paragraph-properties>
    </style:style>
    <style:style style:name="P20" style:family="paragraph" style:parent-style-name="Header" style:list-style-name="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21" style:family="paragraph" style:parent-style-name="Text_20_body">
      <style:paragraph-properties fo:text-align="center" style:justify-single-word="false"/>
      <style:text-properties style:font-name="Verdana" fo:font-size="10pt" fo:font-weight="bold" style:font-size-asian="10pt" style:font-weight-asian="bold" style:font-name-complex="Verdana1" style:font-size-complex="12pt" style:font-weight-complex="bold"/>
    </style:style>
    <style:style style:name="P22" style:family="paragraph" style:parent-style-name="Text_20_body">
      <style:text-properties style:font-name="Verdana" fo:font-size="9pt" style:font-size-asian="9pt" style:font-name-complex="Verdana1"/>
    </style:style>
    <style:style style:name="P23" style:family="paragraph" style:parent-style-name="Caption">
      <style:paragraph-properties fo:margin-left="0.751cm" fo:margin-right="0cm" fo:text-indent="-0.751cm" style:auto-text-indent="false"/>
    </style:style>
    <style:style style:name="P24" style:family="paragraph" style:parent-style-name="Caption">
      <style:paragraph-properties fo:margin-left="0cm" fo:margin-right="-0.123cm" fo:text-indent="0cm" style:auto-text-indent="false"/>
    </style:style>
    <style:style style:name="P25" style:family="paragraph" style:parent-style-name="Heading_20_1" style:list-style-name="WWNum1">
      <style:paragraph-properties fo:text-align="center" style:justify-single-word="false"/>
    </style:style>
    <style:style style:name="P26" style:family="paragraph" style:parent-style-name="Heading_20_9" style:list-style-name="WWNum1"/>
    <style:style style:name="P27" style:family="paragraph" style:parent-style-name="Corpo_20_del_20_testo_20_2">
      <style:paragraph-properties fo:margin-left="0.953cm" fo:margin-right="0cm" fo:text-indent="0cm" style:auto-text-indent="false"/>
    </style:style>
    <style:style style:name="P28" style:family="paragraph" style:parent-style-name="Heading_20_6" style:list-style-name="WWNum1">
      <style:paragraph-properties fo:text-align="start" style:justify-single-word="false"/>
      <style:text-properties style:font-name="Verdana" fo:font-size="10pt" style:text-underline-style="solid" style:text-underline-width="auto" style:text-underline-color="font-color" style:font-name-asian="Arial Unicode MS" style:font-size-asian="10pt" style:font-name-complex="Verdana1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Verdana" fo:font-size="9pt" style:font-size-asian="9pt" style:font-name-complex="Verdana1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Verdana" fo:font-size="10pt" style:font-size-asian="10pt" style:font-name-complex="Verdana1"/>
    </style:style>
    <style:style style:name="P33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style:font-name="Verdana" fo:font-size="10pt" style:font-size-asian="10pt" style:font-name-complex="Verdana1"/>
    </style:style>
    <style:style style:name="T3" style:family="text">
      <style:text-properties style:font-name="Verdana" fo:font-size="9pt" style:font-size-asian="9pt" style:font-name-complex="Verdana1"/>
    </style:style>
    <style:style style:name="T4" style:family="text">
      <style:text-properties style:font-name="Verdana" fo:font-size="9pt" style:font-size-asian="9pt" style:font-name-complex="Verdana1" style:font-weight-complex="bold"/>
    </style:style>
    <style:style style:name="T5" style:family="text">
      <style:text-properties style:font-name="Verdana" fo:font-size="9pt" style:font-size-asian="9pt" style:font-name-complex="Verdana1" fo:background-color="#ffff00"/>
    </style:style>
    <style:style style:name="T6" style:family="text">
      <style:text-properties style:font-name="Verdana" fo:font-size="9pt" style:font-size-asian="9pt" style:font-name-complex="Verdana1" style:font-size-complex="12pt"/>
    </style:style>
    <style:style style:name="T7" style:family="text">
      <style:text-properties style:font-name="Verdana" fo:font-size="9pt" fo:font-weight="bold" style:font-size-asian="9pt" style:font-weight-asian="bold" style:font-name-complex="Verdana1"/>
    </style:style>
    <style:style style:name="T8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9" style:family="text">
      <style:text-properties style:font-name="Verdana" fo:font-size="9pt" style:text-underline-style="solid" style:text-underline-width="auto" style:text-underline-color="font-color" style:font-size-asian="9pt" style:font-name-complex="Verdana1"/>
    </style:style>
    <style:style style:name="T10" style:family="text">
      <style:text-properties style:font-name="Verdana" fo:font-size="9pt" style:font-name-asian="Verdana1" style:font-size-asian="9pt" style:font-name-complex="Verdana1"/>
    </style:style>
    <style:style style:name="T11" style:family="text">
      <style:text-properties style:font-name="Verdana" fo:font-weight="bold" style:font-weight-asian="bold" style:font-name-complex="Verdana1"/>
    </style:style>
    <style:style style:name="T12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13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14" style:family="text">
      <style:text-properties style:font-name="Arial" fo:font-size="11pt" style:font-size-asian="11pt" style:font-name-complex="Arial1" style:font-size-complex="11pt"/>
    </style:style>
    <style:style style:name="T15" style:family="text">
      <style:text-properties fo:color="#000000" style:font-name="Verdana" fo:font-size="9pt" style:font-size-asian="9pt" style:font-name-complex="Verdana1" style:font-size-complex="9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section text:style-name="Sect1" text:name="TextSection">
        <text:p text:style-name="Header"><text:span text:style-name="T9">Raccomandata A.R.</text:span></text:p>
        <text:p text:style-name="P3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3">Prot. N.</text:span></text:p>
            </table:table-cell>
            <table:table-cell table:style-name="Tabella2.A1" office:value-type="string">
              <text:p text:style-name="Standard"><text:span text:style-name="T10"><text:s text:c="2"/></text:span><text:span text:style-name="T3">Rapallo, li data del protocollo</text:span></text:p>
            </table:table-cell>
          </table:table-row>
        </table:table>
        <text:p text:style-name="P3"/>
        <text:p text:style-name="P3"/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P19"><text:span text:style-name="T3">P.E. :</text:span></text:p>
              <text:p text:style-name="P17"><text:span text:style-name="T3">[numero] del [data_pratica]</text:span></text:p>
            </table:table-cell>
            <table:table-cell table:style-name="Tabella4.A1" office:value-type="string">
              <text:p text:style-name="P7"><text:span text:style-name="T12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8"><text:span text:style-name="T14">[richiedenti.nominativo;block=tbs:row]</text:span></text:p>
                    <text:p text:style-name="P8"><text:span text:style-name="T14">[richiedenti.indirizzo]</text:span></text:p>
                    <text:p text:style-name="P8"><text:bookmark text:name="__DdeLink__192_1628301876"/><text:span text:style-name="T14">[richiedenti.cap] – [richiedenti.comune] ([richiedenti.prov])</text:span></text:p>
                    <text:p text:style-name="P1"><text:span text:style-name="T13">[richiedenti.pec]</text:span></text:p>
                  </table:table-cell>
                </table:table-row>
              </table:table>
              <text:p text:style-name="P9"/>
            </table:table-cell>
          </table:table-row>
        </table:table>
        <text:p text:style-name="Standard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19"><text:span text:style-name="T11">Oggetto:</text:span></text:p>
            </table:table-cell>
            <table:table-cell table:style-name="Tabella5.B1" office:value-type="string">
              <text:p text:style-name="P10"><text:span text:style-name="T7">[oggetto]</text:span></text:p>
              <text:p text:style-name="P10"><text:span text:style-name="T7">In [ubicazione]</text:span></text:p>
              <text:p text:style-name="P10"><text:span text:style-name="T7">DINIEGO DI AUTORIZZAZIONE PAESAGGISTICA </text:span></text:p>
              <text:p text:style-name="P10"><text:span text:style-name="T7">INTERVENTO ai sensi e per gli effetti dell’art. 10 bis Legge 241/1990.</text:span></text:p>
              <text:p text:style-name="P11"/>
            </table:table-cell>
          </table:table-row>
        </table:table>
        <text:list xml:id="list2186036203" text:style-name="WWNum1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28" text:outline-level="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"/>
        <text:list xml:id="list153151350761489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style-name="P14" text:outline-level="7"><text:span text:style-name="T3">IL DIRIGENTE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"><text:span text:style-name="T3">LA RIPARTIZIONE VII</text:span></text:p>
        <text:p text:style-name="P2"><text:span text:style-name="T3">GESTIONE DEL TERRITORIO</text:span></text:p>
        <text:p text:style-name="P21"/>
        <text:p text:style-name="P12"/>
        <text:p text:style-name="P10"><text:span text:style-name="T3">Vista l’ istanza presentata da [elenco_richiedenti], in data [data_protocollo] relativa all’oggetto, come da progetto a firma <text:s/>[elenco_progettisti];</text:span></text:p>
        <text:p text:style-name="P4"/>
        <text:p text:style-name="P10"><text:span text:style-name="T3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  <text:p text:style-name="P4"/>
        <text:p text:style-name="P10"><text:span text:style-name="T3">Atteso che le opere sono ubicate in zona qualificata come bene paesaggistico ai sensi dell’art.134 del Codice dei Beni Culturali e del Paesaggio (D.Lgs. n.42/2004);</text:span></text:p>
        <text:p text:style-name="P4"/>
        <text:p text:style-name="P10"><text:span text:style-name="T3">Esaminati gli elaborati relativi all’intervento in progetto a firma [elenco_progettisti]</text:span><text:span text:style-name="T4">;</text:span></text:p>
        <text:p text:style-name="P5"/>
        <text:p text:style-name="P10"><text:span text:style-name="T3">Vista la documentazione fotografica relativa all’intervento, allegata al presente provvedimento;</text:span></text:p>
        <text:p text:style-name="P4"/>
        <text:p text:style-name="P10"><text:span text:style-name="T5">……..CONSIDERAZIONI…..</text:span></text:p>
        <text:p text:style-name="P4"/>
        <text:p text:style-name="Text_20_body"><text:span text:style-name="T3">considerato quanto stabilito dall’art. 146, comma 5, circa la vincolatività del parere della Soprintendenza agli effetti paesaggistici;</text:span></text:p>
        <text:p text:style-name="P22"/>
        <text:p text:style-name="P10"><text:span text:style-name="T15">Visto il parere della Commissione Locale per il Paesaggio, costituita Delibera di Giunta Comunale n. 235 del 23.12.2014 ai sensi e per gli effetti dell’articolo 11 della L.R. 13 del 06.06.2014 “Testo Unico della Normativa Regionale in materia di Paesaggio”, nella seduta del [data_rilascio_clp]</text:span><text:span text:style-name="T5">, la quale ha espresso il seguente giudizio: “[testo_clp]”;</text:span></text:p>
        <text:p text:style-name="P4"/>
        <text:p text:style-name="P22"/>
        <text:p text:style-name="P22"/>
        <text:p text:style-name="Text_20_body"><text:span text:style-name="T3">preso atto delle argomentazioni sostenute nel parere della Soprintendenza circa la non conformità dell’intervento alle prescrizioni del vincolo paesaggistico cui è soggetto l’immobile interessato;</text:span></text:p>
        <text:p text:style-name="P4"/>
        <text:p text:style-name="Text_20_body"><text:span text:style-name="T3">Considerato che in data </text:span><text:span text:style-name="T5">…………..</text:span><text:span text:style-name="T3"> con nota prot. ……………sono stati comunicati i motivi risultati ostativi al rilascio dell’autorizzazione paesaggistica, a mezzo di raccomandata A.R.;</text:span></text:p>
        <text:p text:style-name="P22"/>
        <text:p text:style-name="Text_20_body"><text:span text:style-name="T3">Considerato altresì che non sono pervenute memorie scritte attinenti e documenti nei termini prefissati di 10 giorni dal ricevimento della stessa;</text:span></text:p>
        <text:p text:style-name="P22"/>
        <text:p text:style-name="P4"/>
        <text:p text:style-name="P13"/>
        <text:p text:style-name="P27"><text:span text:style-name="T3">COMUNICA CHE E’ NEGATO</text:span></text:p>
        <text:p text:style-name="P31"/>
        <text:p text:style-name="Text_20_body"><text:span text:style-name="T3">il rilascio dell’autorizzazione paesaggistica per le opere in oggetto, per le seguenti motivazioni:</text:span></text:p>
        <text:p text:style-name="Text_20_body"><text:span text:style-name="T3">……………………………..</text:span></text:p>
        <text:p text:style-name="P22"/>
        <text:p text:style-name="Text_20_body"><text:span text:style-name="T3">Avverso il contenuto del presente provvedimento è consentito il ricorso giurisdizionale dinanzi al Tribunale Amministrativo Regionale, ovvero in alternativa il ricorso straordinario al Capo dello Stato nel termine rispettivamente di gg. 60 e gg. 120 decorrenti dalla data di piena conoscenza del provvedimento stesso.</text:span></text:p>
        <text:p text:style-name="P22"/>
        <text:p text:style-name="P32"/>
        <text:p text:style-name="P15"/>
        <text:p text:style-name="P2"><text:span text:style-name="T3">IL DIRIGENTE </text:span></text:p>
        <text:p text:style-name="P2"><text:span text:style-name="T3">LA</text:span><text:span text:style-name="T6"> </text:span><text:span text:style-name="T3">RIPARTIZIONE VII </text:span></text:p>
        <text:p text:style-name="P2"><text:soft-page-break/><text:span text:style-name="T3">GESTIONE DEL TERRITORIO</text:span></text:p>
        <text:p text:style-name="P2"><text:span text:style-name="T3">Ing. Giorgio Ottonello</text:span></text:p>
        <text:p text:style-name="P16"/>
      </text:section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line-through-style="none" style:text-line-through-type="none" style:text-underline-style="none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126cm" fo:margin-left="-0.123cm" fo:margin-top="0cm" fo:margin-bottom="0cm" table:align="left" style:writing-mode="lr-tb"/>
    </style:style>
    <style:style style:name="Tabella1.A" style:family="table-column">
      <style:table-column-properties style:column-width="2.625cm"/>
    </style:style>
    <style:style style:name="Tabella1.B" style:family="table-column">
      <style:table-column-properties style:column-width="14.499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Header">
      <style:paragraph-properties fo:text-align="center" style:justify-single-word="false"/>
    </style:style>
    <style:style style:name="MP7" style:family="paragraph">
      <loext:graphic-properties draw:fill="solid" draw:fill-color="#a0a0a0"/>
      <style:paragraph-properties fo:text-align="start"/>
      <style:text-properties fo:font-size="18pt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name="Verdana" fo:font-size="9pt" style:font-size-asian="9pt" style:font-name-complex="Verdana1"/>
    </style:style>
    <style:style style:name="MT5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778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22cm" fo:margin-left="0cm" fo:margin-right="0cm" fo:margin-top="1.122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png" xlink:type="simple" xlink:show="embed" xlink:actuate="onLoad" loext:mime-type="image/pn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2186036203" text:style-name="WWNum1">
                <text:list-item>
                  <text:h text:style-name="MP4" text:outline-level="1"><text:span text:style-name="MT3">RIPARTIZIONE VII – GESTIONE DEL TERRITORIO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P.zza Molfino 10 – III Piano - Tel. 0185-6801 <text:s/>- <text:s/>fax 0185-680385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>
        <text:p text:style-name="MP6"><draw:custom-shape text:anchor-type="as-char" draw:z-index="1" draw:style-name="Mgr1" draw:text-style-name="MP7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><text:span text:style-name="Page_20_Number"><text:span text:style-name="MT4">Gestione del Territorio – Sportello Unico per l’Edilizia (SUE)</text:span></text:span></text:p>
        <text:p text:style-name="MP8"><text:span text:style-name="MT4">email: </text:span><text:a xlink:type="simple" xlink:href="mailto:edilizia_privata@comune.rapallo.ge.it" text:style-name="ListLabel_20_1" text:visited-style-name="ListLabel_20_1"><text:span text:style-name="Internet_20_link"><text:span text:style-name="MT4">edilizia_privata@comune.rapallo.ge.it</text:span></text:span></text:a></text:p>
        <text:p text:style-name="MP8"><text:span text:style-name="MT4">pec: </text:span><text:a xlink:type="simple" xlink:href="mailto:protocollo@pec.comune.rapallo.ge.it" text:style-name="ListLabel_20_1" text:visited-style-name="ListLabel_20_1"><text:span text:style-name="Internet_20_link"><text:span text:style-name="MT4">protocollo@pec.comune.rapallo.ge.it</text:span></text:span></text:a></text:p>
        <text:p text:style-name="MP9"><text:span text:style-name="Page_20_Number"/></text:p>
        <text:p text:style-name="MP8"><text:span text:style-name="Page_20_Number"><text:span text:style-name="MT4">pagina </text:span></text:span><text:span text:style-name="Page_20_Number"><text:span text:style-name="MT4"><text:page-number text:select-page="current">2</text:page-number></text:span></text:span><text:span text:style-name="Page_20_Number"><text:span text:style-name="MT4"><text:s/>di </text:span></text:span><text:span text:style-name="Page_20_Number"><text:span text:style-name="MT4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11:05:00</meta:creation-date>
    <meta:initial-creator>Ferdinando</meta:initial-creator>
    <dc:language>it-IT</dc:language>
    <meta:print-date>2008-06-19T20:22:00</meta:print-date>
    <dc:date>2019-02-19T12:56:12</dc:date>
    <meta:editing-cycles>13</meta:editing-cycles>
    <dc:title>Rif</dc:title>
    <meta:editing-duration>PT28M</meta:editing-duration>
    <meta:generator>LibreOffice/6.0.7.3$Linux_X86_64 LibreOffice_project/00m0$Build-3</meta:generator>
    <meta:document-statistic meta:table-count="5" meta:image-count="1" meta:object-count="0" meta:page-count="2" meta:paragraph-count="47" meta:word-count="409" meta:character-count="3093" meta:non-whitespace-character-count="2710"/>
    <meta:template xlink:type="simple" xlink:actuate="onRequest" xlink:title="Lettera Tipo Rip VII EDPRIV 230608.dot" xlink:href=""/>
  </office:meta>
</office:document-meta>
</file>